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05e4"/>
    </style:style>
    <style:style style:name="P3" style:family="paragraph" style:parent-style-name="Standard">
      <style:paragraph-properties fo:text-align="justify" style:justify-single-word="false"/>
      <style:text-properties officeooo:paragraph-rsid="000fbc37"/>
    </style:style>
    <style:style style:name="P4" style:family="paragraph" style:parent-style-name="Standard">
      <style:paragraph-properties fo:text-align="justify" style:justify-single-word="false"/>
      <style:text-properties officeooo:paragraph-rsid="00111966"/>
    </style:style>
    <style:style style:name="P5" style:family="paragraph" style:parent-style-name="Standard">
      <style:paragraph-properties fo:text-align="justify" style:justify-single-word="false"/>
      <style:text-properties officeooo:rsid="000e05e4" officeooo:paragraph-rsid="000e05e4"/>
    </style:style>
    <style:style style:name="P6" style:family="paragraph" style:parent-style-name="Standard" style:list-style-name="L1">
      <style:paragraph-properties fo:text-align="justify" style:justify-single-word="false"/>
      <style:text-properties officeooo:paragraph-rsid="000e05e4"/>
    </style:style>
    <style:style style:name="P7" style:family="paragraph" style:parent-style-name="Standard" style:list-style-name="L2">
      <style:paragraph-properties fo:text-align="justify" style:justify-single-word="false"/>
      <style:text-properties officeooo:paragraph-rsid="000e05e4"/>
    </style:style>
    <style:style style:name="P8" style:family="paragraph" style:parent-style-name="Standard" style:list-style-name="L3">
      <style:paragraph-properties fo:text-align="justify" style:justify-single-word="false"/>
      <style:text-properties officeooo:paragraph-rsid="000e05e4"/>
    </style:style>
    <style:style style:name="P9" style:family="paragraph" style:parent-style-name="Standard" style:list-style-name="L4">
      <style:paragraph-properties fo:text-align="justify" style:justify-single-word="false"/>
      <style:text-properties officeooo:paragraph-rsid="000e05e4"/>
    </style:style>
    <style:style style:name="P10" style:family="paragraph" style:parent-style-name="Standard" style:list-style-name="L5">
      <style:paragraph-properties fo:text-align="justify" style:justify-single-word="false"/>
      <style:text-properties officeooo:paragraph-rsid="000fbc37"/>
    </style:style>
    <style:style style:name="P11" style:family="paragraph" style:parent-style-name="Standard" style:list-style-name="L6">
      <style:paragraph-properties fo:text-align="justify" style:justify-single-word="false"/>
      <style:text-properties officeooo:paragraph-rsid="000fbc37"/>
    </style:style>
    <style:style style:name="P12" style:family="paragraph" style:parent-style-name="Standard" style:list-style-name="L7">
      <style:paragraph-properties fo:text-align="justify" style:justify-single-word="false"/>
      <style:text-properties officeooo:paragraph-rsid="000fbc37"/>
    </style:style>
    <style:style style:name="P13" style:family="paragraph" style:parent-style-name="Standard" style:list-style-name="L8">
      <style:paragraph-properties fo:text-align="justify" style:justify-single-word="false"/>
    </style:style>
    <style:style style:name="P14" style:family="paragraph" style:parent-style-name="Standard" style:list-style-name="L8">
      <style:paragraph-properties fo:text-align="justify" style:justify-single-word="false"/>
      <style:text-properties officeooo:paragraph-rsid="000fbc37"/>
    </style:style>
    <style:style style:name="P15" style:family="paragraph" style:parent-style-name="Standard" style:list-style-name="L9">
      <style:paragraph-properties fo:text-align="justify" style:justify-single-word="false"/>
      <style:text-properties officeooo:paragraph-rsid="00111966"/>
    </style:style>
    <style:style style:name="P16" style:family="paragraph" style:parent-style-name="Standard" style:list-style-name="L10">
      <style:paragraph-properties fo:text-align="justify" style:justify-single-word="false"/>
      <style:text-properties officeooo:paragraph-rsid="00111966"/>
    </style:style>
    <style:style style:name="P17" style:family="paragraph" style:parent-style-name="Standard" style:list-style-name="L11">
      <style:paragraph-properties fo:text-align="justify" style:justify-single-word="false"/>
      <style:text-properties officeooo:paragraph-rsid="00111966"/>
    </style:style>
    <style:style style:name="P18" style:family="paragraph" style:parent-style-name="Standard" style:list-style-name="L12">
      <style:paragraph-properties fo:text-align="justify" style:justify-single-word="false"/>
      <style:text-properties officeooo:paragraph-rsid="00111966"/>
    </style:style>
    <style:style style:name="P19" style:family="paragraph" style:parent-style-name="Standard" style:list-style-name="L13">
      <style:paragraph-properties fo:text-align="justify" style:justify-single-word="false"/>
      <style:text-properties officeooo:paragraph-rsid="00111966"/>
    </style:style>
    <style:style style:name="P20" style:family="paragraph" style:parent-style-name="Standard" style:list-style-name="L14">
      <style:paragraph-properties fo:text-align="justify" style:justify-single-word="false"/>
      <style:text-properties officeooo:paragraph-rsid="00111966"/>
    </style:style>
    <style:style style:name="P21" style:family="paragraph" style:parent-style-name="Standard" style:list-style-name="L15">
      <style:paragraph-properties fo:text-align="justify" style:justify-single-word="false"/>
      <style:text-properties officeooo:paragraph-rsid="00111966"/>
    </style:style>
    <style:style style:name="P22" style:family="paragraph" style:parent-style-name="Standard" style:list-style-name="L16">
      <style:paragraph-properties fo:text-align="justify" style:justify-single-word="false"/>
      <style:text-properties officeooo:paragraph-rsid="00111966"/>
    </style:style>
    <style:style style:name="P23" style:family="paragraph" style:parent-style-name="Standard" style:list-style-name="L17">
      <style:paragraph-properties fo:text-align="justify" style:justify-single-word="false"/>
      <style:text-properties officeooo:paragraph-rsid="00111966"/>
    </style:style>
    <style:style style:name="P24" style:family="paragraph" style:parent-style-name="Standard" style:list-style-name="L18">
      <style:paragraph-properties fo:text-align="justify" style:justify-single-word="false"/>
      <style:text-properties officeooo:paragraph-rsid="00111966"/>
    </style:style>
    <style:style style:name="T1" style:family="text">
      <style:text-properties officeooo:rsid="000e05e4"/>
    </style:style>
    <style:style style:name="T2" style:family="text">
      <style:text-properties officeooo:rsid="000fbc37"/>
    </style:style>
    <style:style style:name="T3" style:family="text">
      <style:text-properties officeooo:rsid="001119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text:p>
      <text:list xml:id="list546994236" text:style-name="L1">
        <text:list-item>
          <text:p text:style-name="P6">Write a program to print the given number is divisible by 2 or not ? </text:p>
        </text:list-item>
        <text:list-item>
          <text:p text:style-name="P6">Define a Macro to find a biggest number from the given 3 numbers ? </text:p>
        </text:list-item>
        <text:list-item>
          <text:p text:style-name="P6">Write a program to find the factorial of given number ? </text:p>
        </text:list-item>
        <text:list-item>
          <text:p text:style-name="P6">Write a program to Delete the node in a single linked list ? </text:p>
        </text:list-item>
        <text:list-item>
          <text:p text:style-name="P6">Difference Between Static &amp; Global Variable ? </text:p>
        </text:list-item>
        <text:list-item>
          <text:p text:style-name="P6">Volatile ? </text:p>
        </text:list-item>
        <text:list-item>
          <text:p text:style-name="P6">Using pointers <text:s/></text:p>
        </text:list-item>
      </text:list>
      <text:p text:style-name="P2"/>
      <text:list xml:id="list133313132738005" text:continue-numbering="true" text:style-name="L1">
        <text:list-item>
          <text:p text:style-name="P6">Program to find the power of 2 </text:p>
        </text:list-item>
        <text:list-item>
          <text:p text:style-name="P6">Reverse single linked list </text:p>
        </text:list-item>
        <text:list-item>
          <text:p text:style-name="P6">Reverse a string using pointers </text:p>
        </text:list-item>
        <text:list-item>
          <text:p text:style-name="P6">Spi timing diagram </text:p>
        </text:list-item>
        <text:list-item>
          <text:p text:style-name="P6">How many times given element (value) occuring in given array? </text:p>
        </text:list-item>
        <text:list-item>
          <text:p text:style-name="P6">how to find the Set bits in a given number </text:p>
        </text:list-item>
      </text:list>
      <text:p text:style-name="P2"/>
      <text:p text:style-name="P5">Technical (Embedded):</text:p>
      <text:list xml:id="list241336626" text:style-name="L2">
        <text:list-item>
          <text:p text:style-name="P7">what is the difference between SPI &amp; I2C ? </text:p>
        </text:list-item>
        <text:list-item>
          <text:p text:style-name="P7">what are the modes in the SPI </text:p>
        </text:list-item>
        <text:list-item>
          <text:p text:style-name="P7">Difference between RTOS &amp; Generic OS ? </text:p>
        </text:list-item>
        <text:list-item>
          <text:p text:style-name="P7">What is Dead lock ? </text:p>
        </text:list-item>
        <text:list-item>
          <text:p text:style-name="P7">What is Multi threading ? </text:p>
        </text:list-item>
        <text:list-item>
          <text:p text:style-name="P7">What is the difference between sempahore and mutex ?</text:p>
        </text:list-item>
      </text:list>
      <text:p text:style-name="P2"/>
      <text:p text:style-name="P1">Python:</text:p>
      <text:list xml:id="list3666345203" text:style-name="L3">
        <text:list-item>
          <text:p text:style-name="P8">What type of language is python ? </text:p>
        </text:list-item>
        <text:list-item>
          <text:p text:style-name="P8">How is memory managed in Python? </text:p>
        </text:list-item>
        <text:list-item>
          <text:p text:style-name="P8">What is PYTHONPATH? </text:p>
        </text:list-item>
        <text:list-item>
          <text:p text:style-name="P8">What are python modules? </text:p>
        </text:list-item>
        <text:list-item>
          <text:p text:style-name="P8">What are local variables and global variables in Python? </text:p>
        </text:list-item>
        <text:list-item>
          <text:p text:style-name="P8">How can files be deleted in Python? </text:p>
        </text:list-item>
        <text:list-item>
          <text:p text:style-name="P8">How to remove values to a python array?</text:p>
        </text:list-item>
      </text:list>
      <text:p text:style-name="P1"/>
      <text:p text:style-name="P5">Others:</text:p>
      <text:list xml:id="list833245644" text:style-name="L4">
        <text:list-item>
          <text:p text:style-name="P9">what are all protocols which you have worked on? </text:p>
        </text:list-item>
        <text:list-item>
          <text:p text:style-name="P9">Explain low level protocols which you have worked in your project with project block diagram? </text:p>
        </text:list-item>
        <text:list-item>
          <text:p text:style-name="P9">Explain SPI? Explain I2c? </text:p>
        </text:list-item>
        <text:list-item>
          <text:p text:style-name="P9">Difference between I2C and SPI? </text:p>
        </text:list-item>
        <text:list-item>
          <text:p text:style-name="P9">Explain timing diagram for I2C and how acknowledge happens from slave </text:p>
        </text:list-item>
        <text:list-item>
          <text:p text:style-name="P9">how types of slave devices is identified?what if two or more devices of same type is interfaced with I2C? how many maximum devices can be interfaced using I2C (if ans is 128, is it practically possible to interface so many)? </text:p>
        </text:list-item>
        <text:list-item>
          <text:p text:style-name="P9"><text:span text:style-name="T1">w</text:span>hat if two peripherals have same device address (say hardware level fault) and how will you identify that two devices have same address? </text:p>
        </text:list-item>
        <text:list-item>
          <text:p text:style-name="P9">set a bit position in given number </text:p>
        </text:list-item>
        <text:list-item>
          <text:p text:style-name="P9">what is the size of the pointer (int, char, float, struct a )? </text:p>
        </text:list-item>
        <text:list-item>
          <text:p text:style-name="P9">how will you find the magnitude of the value( for ex when -5 is entered you should give output as 5) </text:p>
        </text:list-item>
        <text:list-item>
          <text:p text:style-name="P9">lets say variable A = 12, when a random value is entered, you need to fetch 4th and 5th bit of the random number and replace those bit values in variable A in same positions. </text:p>
        </text:list-item>
        <text:list-item>
          <text:p text:style-name="P9">what is little endian and big endian? </text:p>
        </text:list-item>
        <text:list-item>
          <text:p text:style-name="P9"><text:soft-page-break/>how will you deference a LSB byte value in a pointer ? </text:p>
        </text:list-item>
        <text:list-item>
          <text:p text:style-name="P9">difference between char c = 0xfd and unsigned char c = 0xfd, when both are right shifted by 1 bit? </text:p>
        </text:list-item>
        <text:list-item>
          <text:p text:style-name="P9">Given int p, char q, float r, void ptr, void ptr and lets say pointer is at location 0x1000. what will be the pointer values increment the pointer by 1? </text:p>
        </text:list-item>
        <text:list-item>
          <text:p text:style-name="P9">Explain your driver routines and how you implemented them? </text:p>
        </text:list-item>
      </text:list>
      <text:p text:style-name="P2"/>
      <text:p text:style-name="P5">Program based:</text:p>
      <text:list xml:id="list2627261511" text:style-name="L5">
        <text:list-item>
          <text:p text:style-name="P10">Brief about the project we have worked on, (Expection was to find out how our interaction was with hardware) </text:p>
          <text:p text:style-name="P10"/>
        </text:list-item>
        <text:list-item>
          <text:p text:style-name="P10">Questions on pointers.</text:p>
          <text:list>
            <text:list-item>
              <text:p text:style-name="P10">int ptr, char ptr1,char* ptr2.</text:p>
              <text:p text:style-name="P10">Sizeof() all the pointers in 32 bit machine. </text:p>
              <text:p text:style-name="P10">void* ptr3 : How to increment to 4 bytes ? </text:p>
            </text:list-item>
            <text:list-item>
              <text:p text:style-name="P10">Given a address, ex: 0xffee56cc </text:p>
              <text:p text:style-name="P10">We have to insert value 10 to this address. </text:p>
            </text:list-item>
            <text:list-item>
              <text:p text:style-name="P10">Given int* ptr = 0xbbccff33 </text:p>
              <text:p text:style-name="P10">We should get output as 0xcc <text:s/>without using any bitwise operators. </text:p>
            </text:list-item>
            <text:list-item>
              <text:p text:style-name="P10">Given <text:s/>int* ptr_point = 1000; </text:p>
              <text:p text:style-name="P10">char* ptr_point1 = 2000; </text:p>
              <text:p text:style-name="P10">void* ptr_point2 = 3000; </text:p>
              <text:p text:style-name="P10">What is the value of the address , when we do ptr_point++ , ptr_point1++, ptr_point2++ ? </text:p>
            </text:list-item>
          </text:list>
        </text:list-item>
      </text:list>
      <text:p text:style-name="P3"/>
      <text:list xml:id="list133313302799419" text:continue-numbering="true" text:style-name="L5">
        <text:list-item>
          <text:p text:style-name="P10">Questions on Bitwise operators</text:p>
          <text:list>
            <text:list-item>
              <text:p text:style-name="P10">how to find number of one's and 0's in a 32 bit number? </text:p>
            </text:list-item>
            <text:list-item>
              <text:p text:style-name="P10">How to unset a particular bit in a 32 bit number? </text:p>
            </text:list-item>
            <text:list-item>
              <text:p text:style-name="P10">Given a 32 bit number, the max position and min position is given. </text:p>
              <text:p text:style-name="P10">Insert a number in that region. <text:span text:style-name="T2">Eg: </text:span></text:p>
              <text:p text:style-name="P10">int number = 0xff5ebbcc; </text:p>
              <text:p text:style-name="P10">int given_number = 0x55; </text:p>
              <text:p text:style-name="P10">int max_position = 12; </text:p>
              <text:p text:style-name="P10">int <text:s/>min_position = 4;</text:p>
            </text:list-item>
          </text:list>
        </text:list-item>
      </text:list>
      <text:p text:style-name="P3"/>
      <text:p text:style-name="P3"/>
      <text:list xml:id="list2014746863" text:style-name="L6">
        <text:list-item>
          <text:p text:style-name="P11">Put the block diagram &amp; Explain any one of your project </text:p>
          <text:list>
            <text:list-item>
              <text:p text:style-name="P11">Firmware code execution sequence? is the restart location is always 0x0000? </text:p>
            </text:list-item>
            <text:list-item>
              <text:p text:style-name="P11">Difference between NOR &amp; NAND? Why NOR faster than NAND? </text:p>
            </text:list-item>
            <text:list-item>
              <text:p text:style-name="P11">Why can't we run code directly from NAND? </text:p>
            </text:list-item>
            <text:list-item>
              <text:p text:style-name="P11">GPIOs used in project are Memory mapped or IO mapped? how do handle IO mapped GPIO in C lang </text:p>
            </text:list-item>
            <text:list-item>
              <text:p text:style-name="P11">Explain sequence of interrupt? how do you test/debug the interrupt signal(connected via switch) of a firmware </text:p>
            </text:list-item>
            <text:list-item>
              <text:p text:style-name="P11">Explain the Startup code sequence</text:p>
            </text:list-item>
          </text:list>
        </text:list-item>
      </text:list>
      <text:p text:style-name="P3"/>
      <text:p text:style-name="P3"/>
      <text:list xml:id="list3793087609" text:style-name="L7">
        <text:list-item>
          <text:p text:style-name="P12">Explain about the I2C protocol with signal sequences </text:p>
          <text:list>
            <text:list-item>
              <text:p text:style-name="P12">How do you handle the 2 or more I2C EEPROM slaves using the same I2C bus </text:p>
            </text:list-item>
            <text:list-item>
              <text:p text:style-name="P12">Start &amp; Stop condition </text:p>
            </text:list-item>
            <text:list-item>
              <text:p text:style-name="P12">how the abitration resolved</text:p>
            </text:list-item>
          </text:list>
        </text:list-item>
      </text:list>
      <text:p text:style-name="P1"/>
      <text:list xml:id="list213471251" text:style-name="L8">
        <text:list-item>
          <text:p text:style-name="P13"><text:soft-page-break/>Explain SPI protocol</text:p>
          <text:list>
            <text:list-item>
              <text:p text:style-name="P14">What are the different low level functions you wrote for SPI comm &amp; to handle SPI Flash memory</text:p>
            </text:list-item>
          </text:list>
        </text:list-item>
      </text:list>
      <text:p text:style-name="P1"/>
      <text:list xml:id="list2300816445" text:style-name="L9">
        <text:list-item>
          <text:p text:style-name="P15">C program snippet for the following </text:p>
          <text:list>
            <text:list-header>
              <text:p text:style-name="P15">(Assume: a -&gt; variable of 32 bit, x-&gt; bit position/no.) </text:p>
            </text:list-header>
            <text:list-item>
              <text:p text:style-name="P15">Set a bit in a 32bit variable </text:p>
            </text:list-item>
            <text:list-item>
              <text:p text:style-name="P15">set a bits in a 32bit variable based on the no. sent. i.e. if x=3 then a=0x00000007, if x=5 then a=0x0000001F </text:p>
            </text:list-item>
            <text:list-item>
              <text:p text:style-name="P15">add two numbers without using arithmetic operators </text:p>
            </text:list-item>
            <text:list-item>
              <text:p text:style-name="P15">difference between Little &amp; Big endian </text:p>
            </text:list-item>
            <text:list-item>
              <text:p text:style-name="P15">convert little endian into big endian </text:p>
            </text:list-item>
            <text:list-item>
              <text:p text:style-name="P15">convert little endian into big endian without using temp variable </text:p>
            </text:list-item>
            <text:list-item>
              <text:p text:style-name="P15">count the no. of 1's in a 32bit var </text:p>
            </text:list-item>
            <text:list-item>
              <text:p text:style-name="P15">at the mem location 0x12FF0045 store the value of 0x7512 </text:p>
            </text:list-item>
            <text:list-item>
              <text:p text:style-name="P15">What's volatile, static?</text:p>
            </text:list-item>
          </text:list>
        </text:list-item>
      </text:list>
      <text:p text:style-name="P1"/>
      <text:p text:style-name="P1"/>
      <text:list xml:id="list1734785778" text:style-name="L10">
        <text:list-item>
          <text:p text:style-name="P16">Explain one of your project with block diagram? </text:p>
        </text:list-item>
        <text:list-item>
          <text:p text:style-name="P16">What are the communication protocols in various device interactions? </text:p>
        </text:list-item>
        <text:list-item>
          <text:p text:style-name="P16">Did you ever worked in I2C, SPI, PCI protocols? </text:p>
        </text:list-item>
        <text:list-item>
          <text:p text:style-name="P16">What is I2C protocol ? </text:p>
        </text:list-item>
        <text:list-item>
          <text:p text:style-name="P16">Which of the I2C drivers is used from linux in your project ? </text:p>
        </text:list-item>
        <text:list-item>
          <text:p text:style-name="P16">What are the files that has been used in the existing linux kernel i2c driver? </text:p>
        </text:list-item>
        <text:list-item>
          <text:p text:style-name="P16">How the I2C protocol is written in code? </text:p>
        </text:list-item>
        <text:list-item>
          <text:p text:style-name="P16">When you wish to communicate with a device, how the addressing is managed from processor? </text:p>
        </text:list-item>
        <text:list-item>
          <text:p text:style-name="P16">GPIOs used in project are Memory mapped or IO mapped? how do handle IO mapped GPIO in C lang </text:p>
        </text:list-item>
        <text:list-item>
          <text:p text:style-name="P16">How to link a .ko to an application </text:p>
        </text:list-item>
        <text:list-item>
          <text:p text:style-name="P16">What is your expertise in kernel programming? </text:p>
        </text:list-item>
        <text:list-item>
          <text:p text:style-name="P16">Explain little endian vs big endian? </text:p>
        </text:list-item>
        <text:list-item>
          <text:p text:style-name="P16">Write a program to convert a big endian to little endian or vice versa ? </text:p>
        </text:list-item>
        <text:list-item>
          <text:p text:style-name="P16">What would be the size of a data line and an address line in your project ? </text:p>
        </text:list-item>
        <text:list-item>
          <text:p text:style-name="P16">Write C code to store the value of 10, at the mem location of 0xFFF32FD2(32 bit address) </text:p>
        </text:list-item>
        <text:list-item>
          <text:p text:style-name="P16">char b[20] = "hello"; Explain this instruction/What will happen ? </text:p>
        </text:list-item>
        <text:list-item>
          <text:p text:style-name="P16">What is the concept of structure padding with respect to below code? </text:p>
          <text:list>
            <text:list-item>
              <text:list>
                <text:list-header>
                  <text:p text:style-name="P16">struct one</text:p>
                </text:list-header>
              </text:list>
            </text:list-item>
          </text:list>
        </text:list-item>
      </text:list>
      <text:p text:style-name="P1"><text:tab/><text:tab/>{</text:p>
      <text:p text:style-name="P1"><text:tab/><text:tab/><text:tab/>int b1:8;</text:p>
      <text:p text:style-name="P1"><text:tab/><text:tab/><text:tab/>int b2:8;</text:p>
      <text:p text:style-name="P1"><text:tab/><text:tab/><text:tab/>int b3:8;</text:p>
      <text:p text:style-name="P1"><text:tab/><text:tab/><text:tab/>int b4:8;</text:p>
      <text:p text:style-name="P1"><text:tab/><text:tab/>};</text:p>
      <text:p text:style-name="P1"/>
      <text:p text:style-name="P1"/>
      <text:list xml:id="list2253749262" text:style-name="L11">
        <text:list-item>
          <text:p text:style-name="P17">RAM init initrd </text:p>
        </text:list-item>
        <text:list-item>
          <text:p text:style-name="P17">Explain about the booting sequence of Linux in detail </text:p>
        </text:list-item>
        <text:list-item>
          <text:p text:style-name="P17">Where does the bootloader, kernel and rootfs stored </text:p>
        </text:list-item>
        <text:list-item>
          <text:p text:style-name="P17">How does the bootloader passes commandline parameters to kernel </text:p>
        </text:list-item>
        <text:list-item>
          <text:p text:style-name="P17">How does the bootloader passes control to kernel entrypoint </text:p>
        </text:list-item>
        <text:list-item>
          <text:p text:style-name="P17">What is a system call. Explain why it is required </text:p>
        </text:list-item>
        <text:list-item>
          <text:p text:style-name="P17"><text:soft-page-break/>Explain the control flow of any one system call starting from user space to kernel space </text:p>
        </text:list-item>
        <text:list-item>
          <text:p text:style-name="P17">What is top half and bottom half. Explain what happens in top half when an interrupt occur. </text:p>
        </text:list-item>
        <text:list-item>
          <text:p text:style-name="P17">The CPU will be busy executing instructions and how does processes an interrupt </text:p>
        </text:list-item>
        <text:list-item>
          <text:p text:style-name="P17">Explain in details what happens from the point interrupt is triggered till it is serviced </text:p>
        </text:list-item>
        <text:list-item>
          <text:p text:style-name="P17">Difference b/w process and threads </text:p>
        </text:list-item>
        <text:list-item>
          <text:p text:style-name="P17">How does the linux kernel handles process and threads </text:p>
        </text:list-item>
        <text:list-item>
          <text:p text:style-name="P17">What is preemption and why it is required. Explain the sceduling algorithm </text:p>
        </text:list-item>
        <text:list-item>
          <text:p text:style-name="P17">In round robin scheduling, what is a time slice and what happens when a process is done with its time slice </text:p>
        </text:list-item>
        <text:list-item>
          <text:p text:style-name="P17">What is a process and how do you create a process </text:p>
        </text:list-item>
        <text:list-item>
          <text:p text:style-name="P17">What is a thread and how do you create a thread. What is the purpose of creating threads </text:p>
        </text:list-item>
        <text:list-item>
          <text:p text:style-name="P17">What happens when a process with high priority is waiting for the CPU. How scheduler is invoked</text:p>
        </text:list-item>
      </text:list>
      <text:p text:style-name="P1"/>
      <text:p text:style-name="P1">C:</text:p>
      <text:list xml:id="list862537377" text:style-name="L12">
        <text:list-item>
          <text:p text:style-name="P18">Different classes of storage class. Explain its scope and life time. Also, explain the section under which these variables are stored </text:p>
        </text:list-item>
        <text:list-item>
          <text:p text:style-name="P18">What is a volatile variable. Explain its usage. Why compiler does not optimize volatile variable, explain </text:p>
        </text:list-item>
        <text:list-item>
          <text:p text:style-name="P18">What is const variable. Explain its usage. </text:p>
        </text:list-item>
        <text:list-item>
          <text:p text:style-name="P18">What is the meaning of char *str = "Hello". What happens when you try to change the contents. Explain a method to change its contents </text:p>
        </text:list-item>
        <text:list-item>
          <text:p text:style-name="P18">Explain about const volatile and its practical usage</text:p>
        </text:list-item>
      </text:list>
      <text:p text:style-name="P4"/>
      <text:p text:style-name="P4"/>
      <text:list xml:id="list3343359317" text:style-name="L13">
        <text:list-item>
          <text:p text:style-name="P19">Different Storage class specifiers? </text:p>
        </text:list-item>
        <text:list-item>
          <text:p text:style-name="P19">Explain storage class specifiers and it's scope and life time? </text:p>
        </text:list-item>
        <text:list-item>
          <text:p text:style-name="P19">Difference between global and static variable? </text:p>
        </text:list-item>
        <text:list-item>
          <text:p text:style-name="P19">Difference between static global and static local variable? </text:p>
        </text:list-item>
        <text:list-item>
          <text:p text:style-name="P19">Difference between Little Endian and Big Endian? </text:p>
        </text:list-item>
        <text:list-item>
          <text:p text:style-name="P19">How to find a processor is a Little Endian or Big Endian? </text:p>
        </text:list-item>
        <text:list-item>
          <text:p text:style-name="P19">How a value is stored in Little Endian and Big Endian, for eg: 0x11223344 </text:p>
        </text:list-item>
        <text:list-item>
          <text:p text:style-name="P19"><text:span text:style-name="T3">G</text:span>iven a variable, that data type is unknown to you, How will you find the size of that variable without using sizeof() operator? </text:p>
        </text:list-item>
      </text:list>
      <text:p text:style-name="P4"/>
      <text:p text:style-name="P4"/>
      <text:list xml:id="list133312251907069" text:continue-numbering="true" text:style-name="L13">
        <text:list-item>
          <text:p text:style-name="P19">What is little endian and big endian. </text:p>
        </text:list-item>
        <text:list-item>
          <text:p text:style-name="P19">Use memories from 0x1000 to 0x1004 and represent how it will be in memory for both little and big endian for a value 0x12345678 </text:p>
        </text:list-item>
        <text:list-item>
          <text:p text:style-name="P19">Write a macro to convert this from little to big endian. </text:p>
        </text:list-item>
        <text:list-item>
          <text:p text:style-name="P19">Given a number, write a program to check if number is power of two. Write a macro for same. </text:p>
        </text:list-item>
        <text:list-item>
          <text:p text:style-name="P19">Given a number, zero out n number of bits starting at position p. Ex: For example if 1101 0101 is the given number and if we have to zero out 3 bits starting at position 2, then answer would be 1100 0001. </text:p>
        </text:list-item>
        <text:list-item>
          <text:p text:style-name="P19">Where are global and static saved in memory</text:p>
        </text:list-item>
      </text:list>
      <text:p text:style-name="P4"/>
      <text:p text:style-name="P4"/>
      <text:list xml:id="list1398335560" text:style-name="L14">
        <text:list-item>
          <text:p text:style-name="P20">Explain Little Endian and Big Endian in detail. </text:p>
        </text:list-item>
        <text:list-item>
          <text:p text:style-name="P20"><text:span text:style-name="T3">W</text:span>ap to convert Little Endian to Big Endian. </text:p>
        </text:list-item>
        <text:list-item>
          <text:p text:style-name="P20">Explain volatile storage class in detail with example. </text:p>
        </text:list-item>
        <text:list-item>
          <text:p text:style-name="P20">What is "const volatile" variable. </text:p>
        </text:list-item>
        <text:list-item>
          <text:p text:style-name="P20"><text:soft-page-break/>Write a Macro to set a bit in variable. </text:p>
        </text:list-item>
        <text:list-item>
          <text:p text:style-name="P20">Write a Macro to reset a bit in variable. </text:p>
        </text:list-item>
        <text:list-item>
          <text:p text:style-name="P20">Write a Macro to set number of bits (given as parameter) from a specific bit position (given as another parameter) in a variable.</text:p>
        </text:list-item>
      </text:list>
      <text:p text:style-name="P4"/>
      <text:p text:style-name="P1">Project related questions:</text:p>
      <text:list xml:id="list2733537073" text:style-name="L15">
        <text:list-item>
          <text:p text:style-name="P21">How DRAM and SRAM interacts? </text:p>
        </text:list-item>
        <text:list-item>
          <text:p text:style-name="P21">How I2C and SPI works? </text:p>
        </text:list-item>
        <text:list-item>
          <text:p text:style-name="P21">Firmware download? </text:p>
        </text:list-item>
        <text:list-item>
          <text:p text:style-name="P21">FPGA bring up? </text:p>
        </text:list-item>
        <text:list-item>
          <text:p text:style-name="P21">Power module </text:p>
        </text:list-item>
        <text:list-item>
          <text:p text:style-name="P21">How CPU interacts with ASIC and FPGA?</text:p>
        </text:list-item>
      </text:list>
      <text:p text:style-name="P1"/>
      <text:p text:style-name="P1">C questions:</text:p>
      <text:list xml:id="list1251674153" text:style-name="L16">
        <text:list-item>
          <text:p text:style-name="P22">Heap memory, Static memory? </text:p>
        </text:list-item>
        <text:list-item>
          <text:p text:style-name="P22">Static? Difference between 'static int i' and global 'int j'? </text:p>
        </text:list-item>
        <text:list-item>
          <text:p text:style-name="P22">Volatile? </text:p>
        </text:list-item>
        <text:list-item>
          <text:p text:style-name="P22">Write a program to count the number of bits set in a integer variable? </text:p>
        </text:list-item>
        <text:list-item>
          <text:p text:style-name="P22">Size of the struct having 2 integers and 1 char? </text:p>
        </text:list-item>
        <text:list-item>
          <text:p text:style-name="P22">Pack concept in structure?</text:p>
        </text:list-item>
      </text:list>
      <text:p text:style-name="P4"/>
      <text:p text:style-name="P1">Project related questions gone through complete projects done till date:</text:p>
      <text:list xml:id="list2863379687" text:style-name="L17">
        <text:list-item>
          <text:p text:style-name="P23">Explain I2C protocol, what happens if two slave have same address, arbitration if two masters try to communicate same time? </text:p>
        </text:list-item>
        <text:list-item>
          <text:p text:style-name="P23">How SPI protocol works and differece between i2c? </text:p>
        </text:list-item>
        <text:list-item>
          <text:p text:style-name="P23">Difference betweeen Nand and Nor devices? </text:p>
        </text:list-item>
        <text:list-item>
          <text:p text:style-name="P23">Explain the working of USB protocol? </text:p>
        </text:list-item>
        <text:list-item>
          <text:p text:style-name="P23">if we have a fresh new board how you start developing diagnostics for peripherals?Used IDE,JTAG for debugging or on terminal? </text:p>
        </text:list-item>
        <text:list-item>
          <text:p text:style-name="P23">What all scheduling algorithms do you know , explain about round robin scheduling and fifo scheduling , basically the difference? </text:p>
        </text:list-item>
        <text:list-item>
          <text:p text:style-name="P23">Tell the difference in scheduling in RTOS and LINUX , and what is the scheduling used in LINUX? </text:p>
        </text:list-item>
        <text:list-item>
          <text:p text:style-name="P23">Implement a printf function ,how can we design a printf taking variable arguments.</text:p>
        </text:list-item>
      </text:list>
      <text:p text:style-name="P1"/>
      <text:p text:style-name="P1">C questions:</text:p>
      <text:list xml:id="list1856934673" text:style-name="L18">
        <text:list-item>
          <text:p text:style-name="P24">Write a macro to clear a range of bits from start position to end position? </text:p>
        </text:list-item>
        <text:list-item>
          <text:p text:style-name="P24">Static? Difference between 'static int i' and global 'int j'? </text:p>
        </text:list-item>
        <text:list-item>
          <text:p text:style-name="P24">Access the 8th element of array of typedefined structure using pointer arithematics and update the field in that structure. </text:p>
        </text:list-item>
        <text:list-item>
          <text:p text:style-name="P24">Write a program to count the number of bits set in a integer variable?</text:p>
        </text:list-item>
      </text:list>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8T13:39:19.482695483</meta:creation-date>
    <dc:date>2020-03-18T14:17:07.146193628</dc:date>
    <meta:editing-duration>PT16M26S</meta:editing-duration>
    <meta:editing-cycles>2</meta:editing-cycles>
    <meta:generator>LibreOffice/6.0.7.3$Linux_X86_64 LibreOffice_project/00m0$Build-3</meta:generator>
    <meta:document-statistic meta:table-count="0" meta:image-count="0" meta:object-count="0" meta:page-count="5" meta:paragraph-count="190" meta:word-count="2030" meta:character-count="10583" meta:non-whitespace-character-count="8743"/>
  </office:meta>
</office:document-meta>
</file>